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text-properties style:text-line-through-style="none" style:text-line-through-type="none" fo:font-weight="bold" style:font-weight-asian="bold" style:font-weight-complex="bold"/>
    </style:style>
    <style:style style:name="P3" style:family="paragraph">
      <loext:graphic-properties draw:fill-color="#ffffff"/>
      <style:text-properties style:text-line-through-style="none" style:text-line-through-type="none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800000" fo:font-weight="bold" style:font-weight-asian="bold" style:font-weight-complex="bold"/>
    </style:style>
    <style:style style:name="T1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style="italic" style:font-style-asian="italic" style:font-style-complex="italic"/>
    </style:style>
    <style:style style:name="T5" style:family="text">
      <style:text-properties fo:color="#800000"/>
    </style:style>
    <style:style style:name="T6" style:family="text">
      <style:text-properties fo:color="#ff0000"/>
    </style:style>
    <style:style style:name="T7" style:family="text">
      <style:text-properties fo:color="#000000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Multimedia _ Bootcamp CIT 001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OBJECT ORIENTED PROGRAMMING WITH </text:span></text:p>
            <text:p text:style-name="P2"><text:span text:style-name="T2">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erstanding and object and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 object is the characteristics behavior of a particular thing </text:p>
              </text:list-item>
              <text:list-item>
                <text:p>A class is a blue print fro creating oj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Understanding</text:span>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class is just like any python data type. When create an object we called it an <text:span text:style-name="T4">instance</text:span> of a class</text:p>
              </text:list-item>
              <text:list-item>
                <text:p>By creating a class you haven’t created an object yet, but you have given sort of instructions on how an object will be cre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s in other languages some entities are objects while others are not.</text:p>
              </text:list-item>
              <text:list-item>
                <text:p>In python, everything is an object – everything is an instance of a class.</text:p>
              </text:list-item>
              <text:list-item>
                <text:p>In the current python, classes and types are themselves objects, and the are of type<text:span text:style-name="T5"> </text:span><text:span text:style-name="T6">type</text:span></text:p>
              </text:list-item>
              <text:list-item>
                <text:p><text:span text:style-name="T7">You can find the type of any object using </text:span><text:span text:style-name="T6">type</text:span><text:span text:style-name="T7"> </text:span><text:span text:style-name="T7">function, as below;</text:span><text:span text:style-name="T5"> <text:s/></text:span></text:p>
                <text:list>
                  <text:list-item>
                    <text:p><text:span text:style-name="T5">type(any_object</text:span><text:span text:style-name="T5">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8.796cm" svg:x="1.4cm" svg:y="1.016cm" presentation:class="outline" presentation:user-transformed="true">
          <draw:text-box>
            <text:list text:style-name="L3">
              <text:list-item>
                <text:p>All the data values which we store in an object are called <text:span text:style-name="T4">attributes</text:span><text:span text:style-name="T8"> and the functions in an object are </text:span><text:span text:style-name="T8">called methods</text:span></text:p>
              </text:list-item>
              <text:list-item>
                <text:p><text:span text:style-name="T8">When designing our objects we have to decide on </text:span><text:span text:style-name="T8">how to organize the data and member function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Designing and using a class</text:span></text:p>
          </draw:text-box>
        </draw:frame>
        <draw:frame presentation:style-name="pr4" draw:layer="layout" svg:width="26.67cm" svg:height="14.961cm" svg:x="0.762cm" svg:y="4.343cm" presentation:class="outline" presentation:user-transformed="true">
          <draw:text-box>
            <text:list text:style-name="L3">
              <text:list-item>
                <text:p>We start class definition with the keyword class followed by the class name then a colon( : )</text:p>
              </text:list-item>
              <text:list-item>
                <text:p>We list any parent class in between round/ curved brackets before the colon</text:p>
              </text:list-item>
              <text:list-item>
                <text:p><text:s/>Look at the <text:span text:style-name="T5">oop.py</text:span> and consider the explan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Explanation</text:span>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class functions in a class are called Methods. The first method is usually <text:span text:style-name="T4">__init__()</text:span>:</text:p>
              </text:list-item>
              <text:list-item>
                <text:p>It called a constructor in other languages. But is better to call it <text:s/>an <text:span text:style-name="T4">initialiser </text:span></text:p>
              </text:list-item>
              <text:list-item>
                <text:p>In python every method has <text:span text:style-name="T4">self</text:span> as there one of there parameters, and we use this parameter inside the method bodies.</text:p>
              </text:list-item>
              <text:list-item>
                <text:p><text:s/>The self keyword is like this in java, in java this Is done <text:span text:style-name="T5">implicitly</text:span> (it is not visible in the method parameters) but in Python its used<text:span text:style-name="T5"> explicitly</text:span>. Its does not have to be called <text:span text:style-name="T5">self</text:span> , but this is strongly followed conv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9">__init__ (self,) method</text:span>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The method is used to create attributes of the objects and sets them to values we pass as our parameters in the function using the <text:span text:style-name="T5">self</text:span> method. </text:p>
              </text:list-item>
              <text:list-item>
                <text:p>Example self.name = 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Instance Attribut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s import to note that the attributes set in the <text:span text:style-name="T5">__init__() </text:span><text:s/>method is not exhaustible, of all lists of attributes</text:p>
              </text:list-item>
              <text:list-item>
                <text:p>In other programming language, you can only provide a list of object’s attributes when the object is created and you may not add a new attribute later. </text:p>
              </text:list-item>
              <text:list-item>
                <text:p>In python you can add new attributes and even new meth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9.304cm" svg:x="1.4cm" svg:y="0.762cm" presentation:class="outline" presentation:user-transformed="true">
          <draw:text-box>
            <text:list text:style-name="L3">
              <text:list-item>
                <text:p>Starting an attribute or method with an underscore(_) means its a private attribute or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7:36:50.370409503</meta:creation-date>
    <dc:date>2017-04-17T12:18:53.856693308</dc:date>
    <meta:editing-duration>PT6H55M28S</meta:editing-duration>
    <meta:editing-cycles>39</meta:editing-cycles>
    <meta:generator>LibreOffice/5.1.6.2$Linux_X86_64 LibreOffice_project/10m0$Build-2</meta:generator>
    <meta:document-statistic meta:object-count="58"/>
  </office:meta>
</office:document-meta>
</file>